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300000203EC0CCF55D0CAE2D0.png" manifest:media-type="image/png"/>
  <manifest:file-entry manifest:full-path="Pictures/1000020100000258000002E35EE077854B05E493.png" manifest:media-type="image/png"/>
  <manifest:file-entry manifest:full-path="Pictures/1000020100000200000002009346F7E12736454E.png" manifest:media-type="image/png"/>
  <manifest:file-entry manifest:full-path="Pictures/10000FAE0000352F0000352F7C8219984C63752D.svg" manifest:media-type="image/svg+xml"/>
  <manifest:file-entry manifest:full-path="Pictures/100002010000020000000200D636ACB2C4B5D2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111111" draw:marker-start-width="0.358cm" draw:marker-end-width="0.358cm" draw:fill-color="#ffffff" draw:opacity="0%" draw:textarea-horizontal-align="justify" draw:textarea-vertical-align="middle" draw:auto-grow-height="false" fo:min-height="1.044cm" fo:min-width="2.991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111111" draw:marker-start-width="0.358cm" draw:marker-end-width="0.358cm" draw:fill-color="#ffffff" draw:opacity="0%" draw:textarea-horizontal-align="justify" draw:textarea-vertical-align="middle" draw:auto-grow-height="false" fo:min-height="1.043cm" fo:min-width="4.095cm" fo:padding-top="0.177cm" fo:padding-bottom="0.177cm" fo:padding-left="0.302cm" fo:padding-right="0.3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0" draw:id="id10" draw:layer="layout" svg:width="1.523cm" svg:height="1.876cm" svg:x="9.016cm" svg:y="4.165cm">
          <draw:image xlink:href="Pictures/1000020100000258000002E35EE077854B05E493.png" xlink:type="simple" xlink:show="embed" xlink:actuate="onLoad">
            <text:p/>
          </draw:image>
        </draw:frame>
        <draw:frame draw:style-name="gr1" draw:text-style-name="P1" xml:id="id9" draw:id="id9" draw:layer="layout" svg:width="1.748cm" svg:height="1.748cm" svg:x="8.903cm" svg:y="1.538cm">
          <draw:image xlink:href="Pictures/1000020100000200000002009346F7E12736454E.png" xlink:type="simple" xlink:show="embed" xlink:actuate="onLoad">
            <text:p/>
          </draw:image>
        </draw:frame>
        <draw:custom-shape draw:style-name="gr2" draw:text-style-name="P3" xml:id="id2" draw:id="id2" draw:layer="layout" svg:width="4.699cm" svg:height="1.397cm" svg:x="7.428cm" svg:y="7.096cm">
          <text:p text:style-name="P2"><text:span text:style-name="T1">Video Clas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1" draw:id="id1" draw:layer="layout" svg:width="4.699cm" svg:height="1.397cm" svg:x="1.572cm" svg:y="4.429cm">
          <text:p text:style-name="P2"><text:span text:style-name="T1">Buffer Clas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5" draw:id="id5" draw:layer="layout" svg:width="4.699cm" svg:height="1.397cm" svg:x="21.701cm" svg:y="7.096cm">
          <text:p text:style-name="P2"><text:span text:style-name="T1">Filter Clas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3" draw:id="id3" draw:layer="layout" svg:width="4.699cm" svg:height="1.397cm" svg:x="14.768cm" svg:y="7.096cm">
          <text:p text:style-name="P2"><text:span text:style-name="T1">Window Clas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7" draw:id="id7" draw:layer="layout" svg:width="4.699cm" svg:height="1.397cm" svg:x="14.768cm" svg:y="11.022cm">
          <text:p text:style-name="P2"><text:span text:style-name="T1">Widget Clas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6" draw:id="id6" draw:layer="layout" svg:width="4.699cm" svg:height="1.397cm" svg:x="21.701cm" svg:y="9.509cm">
          <text:p text:style-name="P2"><text:span text:style-name="T1">Processing</text:span></text:p>
          <text:p text:style-name="P2"><text:span text:style-name="T1">Clas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4" draw:id="id4" draw:layer="layout" svg:width="4.699cm" svg:height="1.397cm" svg:x="14.768cm" svg:y="2.137cm">
          <text:p text:style-name="P2"><text:span text:style-name="T1">Mai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3.921cm" svg:y1="5.826cm" svg:x2="7.428cm" svg:y2="7.794cm" draw:start-shape="id1" draw:start-glue-point="2" draw:end-shape="id2" draw:end-glue-point="3" svg:d="M3921 5826v1968h3507" svg:viewBox="0 0 3508 1969">
          <text:p/>
        </draw:connector>
        <draw:connector draw:style-name="gr4" draw:text-style-name="P1" draw:layer="layout" svg:x1="12.127cm" svg:y1="7.794cm" svg:x2="14.768cm" svg:y2="7.794cm" draw:start-shape="id2" draw:start-glue-point="1" draw:end-shape="id3" draw:end-glue-point="3" svg:d="M12127 7794h2641" svg:viewBox="0 0 2642 1">
          <text:p/>
        </draw:connector>
        <draw:connector draw:style-name="gr4" draw:text-style-name="P1" draw:layer="layout" svg:x1="17.117cm" svg:y1="3.534cm" svg:x2="17.117cm" svg:y2="7.096cm" draw:start-shape="id4" draw:start-glue-point="2" draw:end-shape="id3" draw:end-glue-point="0" svg:d="M17117 3534v3562" svg:viewBox="0 0 1 3563">
          <text:p/>
        </draw:connector>
        <draw:connector draw:style-name="gr4" draw:text-style-name="P1" draw:layer="layout" svg:x1="21.701cm" svg:y1="7.794cm" svg:x2="19.467cm" svg:y2="7.794cm" draw:start-shape="id5" draw:start-glue-point="3" draw:end-shape="id3" draw:end-glue-point="1" svg:d="M21701 7794h-2234" svg:viewBox="0 0 2235 1">
          <text:p/>
        </draw:connector>
        <draw:connector draw:style-name="gr4" draw:text-style-name="P1" draw:layer="layout" svg:x1="24.05cm" svg:y1="8.493cm" svg:x2="24.05cm" svg:y2="9.509cm" draw:start-shape="id5" draw:start-glue-point="2" draw:end-shape="id6" draw:end-glue-point="0" svg:d="M24050 8493v1016" svg:viewBox="0 0 1 1017">
          <text:p/>
        </draw:connector>
        <draw:connector draw:style-name="gr4" draw:text-style-name="P1" draw:layer="layout" svg:x1="17.117cm" svg:y1="8.493cm" svg:x2="17.117cm" svg:y2="11.022cm" draw:start-shape="id3" draw:start-glue-point="2" draw:end-shape="id7" draw:end-glue-point="0" svg:d="M17117 8493v2529" svg:viewBox="0 0 1 2530">
          <text:p/>
        </draw:connector>
        <draw:connector draw:style-name="gr4" draw:text-style-name="P1" draw:layer="layout" svg:x1="21.701cm" svg:y1="10.207cm" svg:x2="17.117cm" svg:y2="11.022cm" draw:start-shape="id6" draw:start-glue-point="3" draw:end-shape="id7" draw:end-glue-point="0" svg:d="M21701 10207h-4584v815" svg:viewBox="0 0 4585 816">
          <text:p/>
        </draw:connector>
        <draw:frame draw:style-name="gr1" draw:text-style-name="P1" xml:id="id8" draw:id="id8" draw:layer="layout" svg:width="5.461cm" svg:height="5.461cm" svg:x="7.047cm" svg:y="14.454cm">
          <draw:image xlink:href="Pictures/100002010000020000000200D636ACB2C4B5D285.png" xlink:type="simple" xlink:show="embed" xlink:actuate="onLoad">
            <text:p/>
          </draw:image>
        </draw:frame>
        <draw:frame draw:style-name="gr1" draw:text-style-name="P1" draw:layer="layout" svg:width="2.515cm" svg:height="2.515cm" svg:x="8.52cm" svg:y="15.495cm">
          <draw:image xlink:href="Pictures/10000FAE0000352F0000352F7C8219984C63752D.svg" xlink:type="simple" xlink:show="embed" xlink:actuate="onLoad">
            <text:p/>
          </draw:image>
          <draw:image xlink:href="Pictures/100002010000020300000203EC0CCF55D0CAE2D0.png" xlink:type="simple" xlink:show="embed" xlink:actuate="onLoad"/>
        </draw:frame>
        <draw:connector draw:style-name="gr4" draw:text-style-name="P1" draw:layer="layout" svg:x1="17.117cm" svg:y1="12.419cm" svg:x2="9.777cm" svg:y2="14.454cm" draw:start-shape="id7" draw:start-glue-point="2" draw:end-shape="id8" draw:end-glue-point="0" svg:d="M17117 12419v1044h-7340v991" svg:viewBox="0 0 7341 2036">
          <text:p/>
        </draw:connector>
        <draw:connector draw:style-name="gr4" draw:text-style-name="P1" draw:layer="layout" svg:x1="9.777cm" svg:y1="3.286cm" svg:x2="9.777cm" svg:y2="4.165cm" draw:start-shape="id9" draw:start-glue-point="2" draw:end-shape="id10" svg:d="M9777 3286v879" svg:viewBox="0 0 1 880">
          <text:p/>
        </draw:connector>
        <draw:connector draw:style-name="gr4" draw:text-style-name="P1" draw:layer="layout" svg:x1="9.777cm" svg:y1="6.041cm" svg:x2="9.777cm" svg:y2="7.096cm" draw:start-shape="id10" draw:start-glue-point="2" draw:end-shape="id2" draw:end-glue-point="0" svg:d="M9777 6041v1055" svg:viewBox="0 0 1 10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12:21:25.139002221</meta:creation-date>
    <dc:date>2016-12-05T22:47:54.429671413</dc:date>
    <meta:editing-duration>PT10M49S</meta:editing-duration>
    <meta:editing-cycles>2</meta:editing-cycles>
    <meta:generator>LibreOffice/5.1.4.2$Linux_X86_64 LibreOffice_project/10m0$Build-2</meta:generator>
    <meta:document-statistic meta:object-count="21"/>
  </office:meta>
</office:document-meta>
</file>